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Comma" style:data-style-name="N35">
      <style:table-cell-properties style:vertical-align="middle"/>
      <style:text-properties style:font-name="Liberation Sans" style:font-name-asian="Liberation Sans" style:font-name-complex="Liberation Sans"/>
    </style:style>
    <style:style style:name="ce6" style:family="table-cell" style:parent-style-name="Default" style:data-style-name="N0">
      <style:table-cell-properties fo:border-top="thin solid #000000" fo:border-bottom="2pt solid #000000" fo:border-left="none" fo:border-right="none" style:vertical-align="middle"/>
      <style:text-properties fo:font-weight="bold" style:font-weight-asian="bold" style:font-weight-complex="bold"/>
    </style:style>
    <style:style style:name="ce7" style:family="table-cell" style:parent-style-name="Comma" style:data-style-name="N35">
      <style:table-cell-properties fo:border-top="thin solid #000000" fo:border-bottom="2pt solid #000000" fo:border-left="none" fo:border-right="none" style:vertical-align="middle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ce8" style:family="table-cell" style:parent-style-name="Comma" style:data-style-name="N35">
      <style:table-cell-properties style:vertical-align="middle"/>
      <style:text-properties style:font-name="Liberation Sans" style:font-name-asian="Liberation Sans" style:font-name-complex="Liberation Sans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Comma" style:data-style-name="N35">
      <style:table-cell-properties style:vertical-align="middle"/>
      <style:text-properties style:font-name="Liberation Sans" style:font-name-asian="Liberation Sans" style:font-name-complex="Liberation Sans"/>
    </style:style>
    <style:style style:name="ce11" style:family="table-cell" style:parent-style-name="Default" style:data-style-name="N0">
      <style:table-cell-properties style:vertical-align="middle"/>
      <style:text-properties fo:color="#305496"/>
    </style:style>
    <style:style style:name="ce12" style:family="table-cell" style:parent-style-name="Comma" style:data-style-name="N35">
      <style:table-cell-properties style:vertical-align="middle"/>
      <style:text-properties fo:color="#305496" style:font-name="Liberation Sans" style:font-name-asian="Liberation Sans" style:font-name-complex="Liberation Sans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5pt" style:use-optimal-row-height="false" fo:break-before="auto"/>
    </style:style>
    <style:style style:name="ro4" style:family="table-row">
      <style:table-row-properties style:row-height="2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4">
            <text:p>years</text:p>
          </table:table-cell>
          <table:table-cell office:value-type="float" office:value="2020" table:style-name="ce4">
            <text:p>2020</text:p>
          </table:table-cell>
          <table:table-cell office:value-type="float" office:value="2021" table:style-name="ce4">
            <text:p>2021</text:p>
          </table:table-cell>
          <table:table-cell office:value-type="float" office:value="2022" table:style-name="ce4">
            <text:p>2022</text:p>
          </table:table-cell>
          <table:table-cell office:value-type="float" office:value="2023" table:style-name="ce4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shflows</text:p>
          </table:table-cell>
          <table:table-cell office:value-type="float" office:value="-100" table:style-name="ce8">
            <text:p><text:s/>(100.00)</text:p>
          </table:table-cell>
          <table:table-cell office:value-type="float" office:value="-50" table:style-name="ce8">
            <text:p><text:s/>(50.00)</text:p>
          </table:table-cell>
          <table:table-cell office:value-type="float" office:value="150" table:style-name="ce8">
            <text:p><text:s/>150.00<text:s/></text:p>
          </table:table-cell>
          <table:table-cell office:value-type="float" office:value="500" table:style-name="ce8">
            <text:p><text:s/>500.00<text:s/>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erminal-growth</text:p>
          </table:table-cell>
          <table:table-cell office:value-type="float" office:value="0.03" table:style-name="ce4">
            <text:p>0.03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office:value-type="string" table:style-name="ce3">
            <text:p>discount-rate</text:p>
          </table:table-cell>
          <table:table-cell office:value-type="float" office:value="0.1" table:style-name="ce3">
            <text:p>0.1</text:p>
          </table:table-cell>
          <table:table-cell table:number-columns-repeated="3" table:style-name="ce3"/>
          <table:table-cell table:number-columns-repeated="16379"/>
        </table:table-row>
        <table:table-row-group>
          <table:table-row table:style-name="ro2">
            <table:table-cell office:value-type="string" table:style-name="ce2">
              <text:p>year</text:p>
            </table:table-cell>
            <table:table-cell office:value-type="float" office:value="2020" table:formula="of:=[.B1]" table:style-name="ce2">
              <text:p>2020</text:p>
            </table:table-cell>
            <table:table-cell office:value-type="float" office:value="2021" table:formula="of:=[.C1]" table:style-name="ce2">
              <text:p>2021</text:p>
            </table:table-cell>
            <table:table-cell office:value-type="float" office:value="2022" table:formula="of:=[.D1]" table:style-name="ce2">
              <text:p>2022</text:p>
            </table:table-cell>
            <table:table-cell office:value-type="float" office:value="2023" table:formula="of:=[.E1]" table:style-name="ce2">
              <text:p>2023</text:p>
            </table:table-cell>
            <table:table-cell table:number-columns-repeated="16379"/>
          </table:table-row>
          <table:table-row table:style-name="ro1">
            <table:table-cell office:value-type="string" table:style-name="ce2">
              <text:p>cashflow</text:p>
            </table:table-cell>
            <table:table-cell office:value-type="float" office:value="-100" table:formula="of:=[.B2]" table:style-name="ce5">
              <text:p><text:s/>(100.00)</text:p>
            </table:table-cell>
            <table:table-cell office:value-type="float" office:value="-50" table:formula="of:=[.C2]" table:style-name="ce5">
              <text:p><text:s/>(50.00)</text:p>
            </table:table-cell>
            <table:table-cell office:value-type="float" office:value="150" table:formula="of:=[.D2]" table:style-name="ce5">
              <text:p><text:s/>150.00<text:s/></text:p>
            </table:table-cell>
            <table:table-cell office:value-type="float" office:value="500" table:formula="of:=[.E2]" table:style-name="ce5">
              <text:p><text:s/>500.00<text:s/></text:p>
            </table:table-cell>
            <table:table-cell table:number-columns-repeated="16379"/>
          </table:table-row>
          <table:table-row table:style-name="ro1">
            <table:table-cell office:value-type="string" table:style-name="ce2">
              <text:p>year</text:p>
            </table:table-cell>
            <table:table-cell office:value-type="float" office:value="2020" table:formula="of:=[.B5]" table:style-name="ce2">
              <text:p>2020</text:p>
            </table:table-cell>
            <table:table-cell office:value-type="float" office:value="2021" table:formula="of:=[.C5]" table:style-name="ce2">
              <text:p>2021</text:p>
            </table:table-cell>
            <table:table-cell office:value-type="float" office:value="2022" table:formula="of:=[.D5]" table:style-name="ce2">
              <text:p>2022</text:p>
            </table:table-cell>
            <table:table-cell office:value-type="float" office:value="2023" table:formula="of:=[.E5]" table:style-name="ce2">
              <text:p>2023</text:p>
            </table:table-cell>
            <table:table-cell table:number-columns-repeated="16379"/>
          </table:table-row>
          <table:table-row table:style-name="ro1">
            <table:table-cell office:value-type="string" table:style-name="ce2">
              <text:p>value</text:p>
            </table:table-cell>
            <table:table-cell office:value-type="float" office:value="-100" table:formula="of:=[.B6]" table:style-name="ce5">
              <text:p><text:s/>(100.00)</text:p>
            </table:table-cell>
            <table:table-cell office:value-type="float" office:value="-50" table:formula="of:=[.C6]" table:style-name="ce5">
              <text:p><text:s/>(50.00)</text:p>
            </table:table-cell>
            <table:table-cell office:value-type="float" office:value="150" table:formula="of:=[.D6]" table:style-name="ce5">
              <text:p><text:s/>150.00<text:s/></text:p>
            </table:table-cell>
            <table:table-cell office:value-type="float" office:value="500" table:formula="of:=[.E6]" table:style-name="ce5">
              <text:p><text:s/>500.00<text:s/></text:p>
            </table:table-cell>
            <table:table-cell table:number-columns-repeated="16379"/>
          </table:table-row>
          <table:table-row table:style-name="ro1">
            <table:table-cell office:value-type="string" table:style-name="ce2">
              <text:p>discount</text:p>
            </table:table-cell>
            <table:table-cell office:value-type="float" office:value="-100" table:formula="of:=([.B8]/((1+[.B4])^([.B7]-[.B1])))" table:style-name="ce5">
              <text:p><text:s/>(100.00)</text:p>
            </table:table-cell>
            <table:table-cell office:value-type="float" office:value="-45.454545454545453" table:formula="of:=([.C8]/((1+[.B4])^([.C7]-[.B1])))" table:style-name="ce5">
              <text:p><text:s/>(45.45)</text:p>
            </table:table-cell>
            <table:table-cell office:value-type="float" office:value="123.96694214876031" table:formula="of:=([.D8]/((1+[.B4])^([.D7]-[.B1])))" table:style-name="ce5">
              <text:p><text:s/>123.97<text:s/></text:p>
            </table:table-cell>
            <table:table-cell office:value-type="float" office:value="375.65740045078877" table:formula="of:=([.E8]/((1+[.B4])^([.E7]-[.B1])))" table:style-name="ce5">
              <text:p><text:s/>375.66<text:s/></text:p>
            </table:table-cell>
            <table:table-cell table:number-columns-repeated="16379"/>
          </table:table-row>
          <table:table-row table:style-name="ro1">
            <table:table-cell table:style-name="ce2"/>
            <table:table-cell office:value-type="float" office:value="-100" table:formula="of:=[.B9]" table:style-name="ce5">
              <text:p><text:s/>(100.00)</text:p>
            </table:table-cell>
            <table:table-cell office:value-type="float" office:value="-45.454545454545453" table:formula="of:=[.C9]" table:style-name="ce5">
              <text:p><text:s/>(45.45)</text:p>
            </table:table-cell>
            <table:table-cell office:value-type="float" office:value="123.96694214876031" table:formula="of:=[.D9]" table:style-name="ce5">
              <text:p><text:s/>123.97<text:s/></text:p>
            </table:table-cell>
            <table:table-cell office:value-type="float" office:value="375.65740045078877" table:formula="of:=[.E9]" table:style-name="ce5">
              <text:p><text:s/>375.66<text:s/></text:p>
            </table:table-cell>
            <table:table-cell table:number-columns-repeated="16379"/>
          </table:table-row>
          <table:table-row table:style-name="ro3">
            <table:table-cell office:value-type="string" table:style-name="ce6">
              <text:p>discounted-cashflows</text:p>
            </table:table-cell>
            <table:table-cell office:value-type="float" office:value="-100" table:formula="of:=[.B10]" table:style-name="ce7">
              <text:p><text:s/>(100.00)</text:p>
            </table:table-cell>
            <table:table-cell office:value-type="float" office:value="-45.454545454545453" table:formula="of:=[.C10]" table:style-name="ce7">
              <text:p><text:s/>(45.45)</text:p>
            </table:table-cell>
            <table:table-cell office:value-type="float" office:value="123.96694214876031" table:formula="of:=[.D10]" table:style-name="ce7">
              <text:p><text:s/>123.97<text:s/></text:p>
            </table:table-cell>
            <table:table-cell office:value-type="float" office:value="375.65740045078877" table:formula="of:=[.E10]" table:style-name="ce7">
              <text:p><text:s/>375.66<text:s/></text:p>
            </table:table-cell>
            <table:table-cell table:number-columns-repeated="16379"/>
          </table:table-row>
          <table:table-row table:style-name="ro2">
            <table:table-cell office:value-type="string" table:style-name="ce9">
              <text:p>discounted-cashflows</text:p>
            </table:table-cell>
            <table:table-cell office:value-type="float" office:value="-100" table:formula="of:=[.B11]" table:style-name="ce10">
              <text:p><text:s/>(100.00)</text:p>
            </table:table-cell>
            <table:table-cell office:value-type="float" office:value="-45.454545454545453" table:formula="of:=[.C11]" table:style-name="ce10">
              <text:p><text:s/>(45.45)</text:p>
            </table:table-cell>
            <table:table-cell office:value-type="float" office:value="123.96694214876031" table:formula="of:=[.D11]" table:style-name="ce10">
              <text:p><text:s/>123.97<text:s/></text:p>
            </table:table-cell>
            <table:table-cell office:value-type="float" office:value="375.65740045078877" table:formula="of:=[.E11]" table:style-name="ce10">
              <text:p><text:s/>375.66<text:s/></text:p>
            </table:table-cell>
            <table:table-cell table:number-columns-repeated="16379"/>
          </table:table-row>
          <table:table-row-group table:display="false">
            <table:table-row table:style-name="ro1" table:visibility="collapse">
              <table:table-cell office:value-type="string" table:style-name="ce11">
                <text:p>year</text:p>
              </table:table-cell>
              <table:table-cell office:value-type="float" office:value="2023" table:formula="of:=[.E1]" table:style-name="ce11">
                <text:p>2023</text:p>
              </table:table-cell>
              <table:table-cell table:number-columns-repeated="3" table:style-name="ce12"/>
              <table:table-cell table:number-columns-repeated="16379"/>
            </table:table-row>
            <table:table-row table:style-name="ro1" table:visibility="collapse">
              <table:table-cell office:value-type="string" table:style-name="ce11">
                <text:p>terminal-value</text:p>
              </table:table-cell>
              <table:table-cell office:value-type="float" office:value="7357.1428571428569" table:formula="of:=(([.E2]*(1+[.B3]))/([.B4]-[.B3]))" table:style-name="ce12">
                <text:p><text:s/>7,357.14<text:s/></text:p>
              </table:table-cell>
              <table:table-cell table:number-columns-repeated="3" table:style-name="ce12"/>
              <table:table-cell table:number-columns-repeated="16379"/>
            </table:table-row>
            <table:table-row table:style-name="ro1" table:visibility="collapse">
              <table:table-cell office:value-type="string" table:style-name="ce11">
                <text:p>value</text:p>
              </table:table-cell>
              <table:table-cell office:value-type="float" office:value="7357.1428571428569" table:formula="of:=[.B14]" table:style-name="ce12">
                <text:p><text:s/>7,357.14<text:s/></text:p>
              </table:table-cell>
              <table:table-cell table:number-columns-repeated="3" table:style-name="ce12"/>
              <table:table-cell table:number-columns-repeated="16379"/>
            </table:table-row>
            <table:table-row table:style-name="ro1" table:visibility="collapse">
              <table:table-cell office:value-type="string" table:style-name="ce11">
                <text:p>discount</text:p>
              </table:table-cell>
              <table:table-cell office:value-type="float" office:value="5527.5303209187487" table:formula="of:=([.B15]/((1+[.B4])^([.B13]-[.B1])))" table:style-name="ce12">
                <text:p><text:s/>5,527.53<text:s/></text:p>
              </table:table-cell>
              <table:table-cell table:number-columns-repeated="3" table:style-name="ce12"/>
              <table:table-cell table:number-columns-repeated="16379"/>
            </table:table-row>
          </table:table-row-group>
          <table:table-row table:style-name="ro1">
            <table:table-cell office:value-type="string" table:style-name="ce2">
              <text:p>discounted-terminal-value</text:p>
            </table:table-cell>
            <table:table-cell office:value-type="float" office:value="5527.5303209187487" table:formula="of:=[.B16]" table:style-name="ce5">
              <text:p><text:s/>5,527.53<text:s/></text:p>
            </table:table-cell>
            <table:table-cell table:number-columns-repeated="3" table:style-name="ce5"/>
            <table:table-cell table:number-columns-repeated="16379"/>
          </table:table-row>
          <table:table-row-group>
            <table:table-row table:style-name="ro1">
              <table:table-cell office:value-type="string" table:style-name="ce2">
                <text:p>t</text:p>
              </table:table-cell>
              <table:table-cell office:value-type="float" office:value="-100" table:formula="of:=[.B12]" table:style-name="ce5">
                <text:p><text:s/>(100.00)</text:p>
              </table:table-cell>
              <table:table-cell office:value-type="float" office:value="-45.454545454545453" table:formula="of:=[.C12]" table:style-name="ce5">
                <text:p><text:s/>(45.45)</text:p>
              </table:table-cell>
              <table:table-cell office:value-type="float" office:value="123.96694214876031" table:formula="of:=[.D12]" table:style-name="ce5">
                <text:p><text:s/>123.97<text:s/></text:p>
              </table:table-cell>
              <table:table-cell office:value-type="float" office:value="375.65740045078877" table:formula="of:=[.E12]" table:style-name="ce5">
                <text:p><text:s/>375.66<text:s/></text:p>
              </table:table-cell>
              <table:table-cell table:number-columns-repeated="16379"/>
            </table:table-row>
            <table:table-row table:style-name="ro1">
              <table:table-cell office:value-type="string" table:style-name="ce2">
                <text:p>c</text:p>
              </table:table-cell>
              <table:table-cell office:value-type="float" office:value="0" table:style-name="ce5">
                <text:p><text:s/>-<text:s text:c="3"/></text:p>
              </table:table-cell>
              <table:table-cell office:value-type="float" office:value="-100" table:formula="of:=[.B20]" table:style-name="ce5">
                <text:p><text:s/>(100.00)</text:p>
              </table:table-cell>
              <table:table-cell office:value-type="float" office:value="-145.45454545454544" table:formula="of:=[.C20]" table:style-name="ce5">
                <text:p><text:s/>(145.45)</text:p>
              </table:table-cell>
              <table:table-cell office:value-type="float" office:value="-21.487603305785129" table:formula="of:=[.D20]" table:style-name="ce5">
                <text:p><text:s/>(21.49)</text:p>
              </table:table-cell>
              <table:table-cell table:number-columns-repeated="16379"/>
            </table:table-row>
            <table:table-row table:style-name="ro1">
              <table:table-cell table:style-name="ce2"/>
              <table:table-cell office:value-type="float" office:value="-100" table:formula="of:=([.B18]+[.B19])" table:style-name="ce5">
                <text:p><text:s/>(100.00)</text:p>
              </table:table-cell>
              <table:table-cell office:value-type="float" office:value="-145.45454545454544" table:formula="of:=([.C18]+[.C19])" table:style-name="ce5">
                <text:p><text:s/>(145.45)</text:p>
              </table:table-cell>
              <table:table-cell office:value-type="float" office:value="-21.487603305785129" table:formula="of:=([.D18]+[.D19])" table:style-name="ce5">
                <text:p><text:s/>(21.49)</text:p>
              </table:table-cell>
              <table:table-cell office:value-type="float" office:value="354.16979714500366" table:formula="of:=([.E18]+[.E19])" table:style-name="ce5">
                <text:p><text:s/>354.17<text:s/></text:p>
              </table:table-cell>
              <table:table-cell table:number-columns-repeated="16379"/>
            </table:table-row>
          </table:table-row-group>
          <table:table-row table:style-name="ro1">
            <table:table-cell office:value-type="string" table:style-name="ce2">
              <text:p>total</text:p>
            </table:table-cell>
            <table:table-cell office:value-type="float" office:value="5881.7001180637526" table:formula="of:=([.E20]+[.B17])" table:style-name="ce5">
              <text:p><text:s/>5,881.70<text:s/></text:p>
            </table:table-cell>
            <table:table-cell table:number-columns-repeated="3" table:style-name="ce5"/>
            <table:table-cell table:number-columns-repeated="16379"/>
          </table:table-row>
        </table:table-row-group>
        <table:table-row table:style-name="ro4">
          <table:table-cell office:value-type="string" table:style-name="ce6">
            <text:p>dcf-value</text:p>
          </table:table-cell>
          <table:table-cell office:value-type="float" office:value="5881.7001180637526" table:formula="of:=[.B21]" table:style-name="ce7">
            <text:p><text:s/>5,881.70<text:s/></text:p>
          </table:table-cell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2">
            <text:p>result</text:p>
          </table:table-cell>
          <table:table-cell office:value-type="float" office:value="5881.7001180637526" table:formula="of:=[.B22]" table:style-name="ce5">
            <text:p><text:s/>5,881.70<text:s/></text:p>
          </table:table-cell>
          <table:table-cell table:number-columns-repeated="3" table:style-name="ce5"/>
          <table:table-cell table:number-columns-repeated="16379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 (</number:text>
      <number:number number:decimal-places="2" number:min-integer-digits="1" number:grouping="true"/>
      <number:text>)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1</meta:generator>
    <dc:creator>Microsoft Office User</dc:creator>
    <dc:date>2019-03-04T13:49:42Z</dc:date>
    <meta:editing-cycles>1</meta:editing-cycles>
    <meta:editing-duration>PT103S</meta:editing-duration>
  </office:meta>
</office:document-meta>
</file>